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cessControlPolicyIteratorAdapter.AccessControlPolicyIteratorAdapter( Iterator ite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essControlPolicyIteratorAdapter.nextAccessControlPolic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essControlPolicyIteratorAdapter.AccessControlPolicyIteratorAdapter( Collection coll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essControlPolicyIteratorAdapter.AccessControlPolicyIteratorAdapter( RangeIterator ite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